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01_12-34-42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01_14-08-50_000.jpg</text:p>
          </table:table-cell>
          <table:table-cell table:style-name="ce22" office:value-type="string">
            <text:p>:m RES 1*1 / free# JVEMV6 37#17.28_1 / 37. miscs of miscs / 17. natural-history / id=28:ローズマリー / N+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3]=&quot;&quot;;[.C3];CONCATENATE([.C3];&quot; / &quot;;[.E3]))" office:value-type="string" office:string-value=":m RES 1*1 / free# JVEMV6 37#17.28_1 / 37. miscs of miscs / 17. natural-history / id=28:ローズマリー / N+">
            <text:p>:m RES 1*1 / free# JVEMV6 37#17.28_1 / 37. miscs of miscs / 17. natural-history / id=28:ローズマリー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1_14-40-47_000.jpg</text:p>
          </table:table-cell>
          <table:table-cell table:style-name="ce8" office:value-type="string">
            <text:p>:m RES 1*1 / free# JVEMV6 59#8.1_1 / 59. medical / 9. 解剖 / 1. 脛 / w:リンパ管 / N+</text:p>
          </table:table-cell>
          <table:table-cell table:style-name="ce33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4]=&quot;&quot;;[.C4];CONCATENATE([.C4];&quot; / &quot;;[.E4]))" office:value-type="string" office:string-value=":m RES 1*1 / free# JVEMV6 59#8.1_1 / 59. medical / 9. 解剖 / 1. 脛 / w:リンパ管 / N+">
            <text:p>:m RES 1*1 / free# JVEMV6 59#8.1_1 / 59. medical / 9. 解剖 / 1. 脛 / w:リンパ管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1_17-02-14_000.jpg</text:p>
          </table:table-cell>
          <table:table-cell table:style-name="ce22" office:value-type="string">
            <text:p>:m RES 1*1 / free# JVEMV6 37#17.29_1 / 37. miscs of miscs / 17. natural-history / id=29:チョコレート,w:テオブロシン；カカオ・ポリフェノール；カフェイン・チラミン / N+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5]=&quot;&quot;;[.C5];CONCATENATE([.C5];&quot; / &quot;;[.E5]))" office:value-type="string" office:string-value=":m RES 1*1 / free# JVEMV6 37#17.29_1 / 37. miscs of miscs / 17. natural-history / id=29:チョコレート,w:テオブロシン；カカオ・ポリフェノール；カフェイン・チラミン / N+">
            <text:p>:m RES 1*1 / free# JVEMV6 37#17.29_1 / 37. miscs of miscs / 17. natural-history / id=29:チョコレート,w:テオブロシン；カカオ・ポリフェノール；カフェイン・チラミン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01_17-29-46_000.jpg</text:p>
          </table:table-cell>
          <table:table-cell table:style-name="ce8" office:value-type="string">
            <text:p>:m 食べた物　間食 / インスタントラーメン；袋入り：「昔ながらの」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4" table:formula="of:=IF([.E6]=&quot;&quot;;[.C6];CONCATENATE([.C6];&quot; / &quot;;[.E6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1_18-04-15_000.jpg</text:p>
          </table:table-cell>
          <table:table-cell table:style-name="ce22" office:value-type="string">
            <text:p>:m RES 1*1 / free# JVEMV6 37#20.4.1.1_1 / 37. miscs of miscs / 20. philosophy / 4. japanese history / 1. 2nd-world-war / 1. ガダルカナル島の戦い / N+</text:p>
          </table:table-cell>
          <table:table-cell table:style-name="ce19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4" table:formula="of:=IF([.E7]=&quot;&quot;;[.C7];CONCATENATE([.C7];&quot; / &quot;;[.E7]))" office:value-type="string" office:string-value=":m RES 1*1 / free# JVEMV6 37#20.4.1.1_1 / 37. miscs of miscs / 20. philosophy / 4. japanese history / 1. 2nd-world-war / 1. ガダルカナル島の戦い / N+">
            <text:p>:m RES 1*1 / free# JVEMV6 37#20.4.1.1_1 / 37. miscs of miscs / 20. philosophy / 4. japanese history / 1. 2nd-world-war / 1. ガダルカナル島の戦い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1_20-51-54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46142 E-139-34-49.544677</text:p>
          </table:table-cell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01_23-37-35_000.jpg</text:p>
          </table:table-cell>
          <table:table-cell table:style-name="ce8" office:value-type="string">
            <text:p>:PHOTO 記録 / 経過記録；作ったもの / food=焼酎漬け / material=大葉；liquor=麦焼酎,time=1020-2331</text:p>
          </table:table-cell>
          <table:table-cell table:style-name="ce18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01_23-37-56_000.jpg</text:p>
          </table:table-cell>
          <table:table-cell table:style-name="ce8" office:value-type="string">
            <text:p>:PHOTO 記録 / 経過記録；作ったもの / food=焼酎漬け / material=ディル;dill;koper；liquor=麦焼酎,time=1029-0054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ディル;dill;koper；liquor=麦焼酎,time=1029-0054">
            <text:p>:PHOTO 記録 / 経過記録；作ったもの / food=焼酎漬け / material=ディル;dill;koper；liquor=麦焼酎,time=1029-005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01_23-38-21_000.jpg</text:p>
          </table:table-cell>
          <table:table-cell table:style-name="ce8" office:value-type="string">
            <text:p>:PHOTO 記録 / 経過記録；作ったもの / food=焼酎漬け / material=ローズマリー；liquor=麦焼酎,time=1023-2331</text:p>
          </table:table-cell>
          <table:table-cell table:style-name="ce19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1-01_23-38-36_000.jpg</text:p>
          </table:table-cell>
          <table:table-cell table:style-name="ce8" office:value-type="string">
            <text:p>:PHOTO 記録 / 経過記録；作ったもの / food=焼酎漬け / material=ニンニク；liquor=麦焼酎,time=1024-2324</text:p>
          </table:table-cell>
          <table:table-cell table:style-name="ce17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ニンニク；liquor=麦焼酎,time=1024-2324">
            <text:p>:PHOTO 記録 / 経過記録；作ったもの / food=焼酎漬け / material=ニンニク；liquor=麦焼酎,time=1024-23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1-01_23-38-47_000.jpg</text:p>
          </table:table-cell>
          <table:table-cell table:style-name="ce8" office:value-type="string">
            <text:p>:PHOTO 記録 / 経過記録；作ったもの / food=焼酎漬け / material=ニンニク；liquor=麦焼酎,time=1030-0038</text:p>
          </table:table-cell>
          <table:table-cell table:style-name="ce17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ニンニク；liquor=麦焼酎,time=1030-0038">
            <text:p>:PHOTO 記録 / 経過記録；作ったもの / food=焼酎漬け / material=ニンニク；liquor=麦焼酎,time=1030-003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02_01-51-19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422546 E-139-34-49.050292</text:p>
          </table:table-cell>
          <table:table-cell table:style-name="ce34" table:formula="of:=IF([.E14]=&quot;&quot;;[.C14];CONCATENATE([.C14];&quot; / &quot;;[.E1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1-02_01-51-25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422546 E-139-34-49.050292</text:p>
          </table:table-cell>
          <table:table-cell table:style-name="ce34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1-02_07-56-22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39508 E-139-34-49.434814</text:p>
          </table:table-cell>
          <table:table-cell table:style-name="ce34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1_15-51-40_000.m4a</text:p>
          </table:table-cell>
          <table:table-cell table:style-name="ce8" office:value-type="string">
            <text:p>:m :lets / action activity / やること / research / 仙腸関節：付近の血管、どうなっている？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m :lets / action activity / やること / research / 仙腸関節：付近の血管、どうなっている？">
            <text:p>:m :lets / action activity / やること / research / 仙腸関節：付近の血管、どうなっている？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1_18-30-12_000.mp4</text:p>
          </table:table-cell>
          <table:table-cell table:style-name="ce8" office:value-type="string">
            <text:p>:VIDEO / @自室 / 記録 / jap.flute-bamboo / 演奏、play / b-2020-1101-1 / genr=tips:how-to-blow:oct-2:shape-of-mouth:RIGHT-1;2 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-bamboo / 演奏、play / b-2020-1101-1 / genr=tips:how-to-blow:oct-2:shape-of-mouth:RIGHT-1;2 ">
            <text:p>:VIDEO / @自室 / 記録 / jap.flute-bamboo / 演奏、play / b-2020-1101-1 / genr=tips:how-to-blow:oct-2:shape-of-mouth:RIGHT-1;2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1_18-40-29_000.mp4</text:p>
          </table:table-cell>
          <table:table-cell table:style-name="ce8" office:value-type="string">
            <text:p>:VIDEO / @自室 / 記録 / jap.flute-bamboo / 演奏、play / b-2020-1101-2 / genr=f-N:not-for-relay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-bamboo / 演奏、play / b-2020-1101-2 / genr=f-N:not-for-relay">
            <text:p>:VIDEO / @自室 / 記録 / jap.flute-bamboo / 演奏、play / b-2020-1101-2 / genr=f-N:not-for-rela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1_18-55-00_000.mp4</text:p>
          </table:table-cell>
          <table:table-cell table:style-name="ce8" office:value-type="string">
            <text:p>:VIDEO / @自室 / 記録 / jap.flute-bamboo / 演奏、play / b-2020-1101-3 / genr=tips:how-to:shape-of-mouth:drag-down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-bamboo / 演奏、play / b-2020-1101-3 / genr=tips:how-to:shape-of-mouth:drag-down">
            <text:p>:VIDEO / @自室 / 記録 / jap.flute-bamboo / 演奏、play / b-2020-1101-3 / genr=tips:how-to:shape-of-mouth:drag-dow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1_18-59-31_000.mp4</text:p>
          </table:table-cell>
          <table:table-cell table:style-name="ce8" office:value-type="string">
            <text:p>:VIDEO / @自室 / 記録 / jap.flute / 演奏、play / f-2020-1101-1 / genr=f-N:composition-relay-7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VIDEO / @自室 / 記録 / jap.flute / 演奏、play / f-2020-1101-1 / genr=f-N:composition-relay-7">
            <text:p>:VIDEO / @自室 / 記録 / jap.flute / 演奏、play / f-2020-1101-1 / genr=f-N:composition-relay-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2">2020/11/02</text:date>, <text:time>09:55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02T09:55:44.84</dc:date>
    <dc:creator>iwabuchi ken</dc:creator>
    <meta:editing-duration>P27DT12H54M51S</meta:editing-duration>
    <meta:editing-cycles>10300</meta:editing-cycles>
    <meta:document-statistic meta:table-count="1" meta:cell-count="470" meta:object-count="0"/>
  </office:meta>
</office:document-meta>
</file>